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7a5f8" officeooo:paragraph-rsid="0017a5f8"/>
    </style:style>
    <style:style style:name="P2" style:family="paragraph" style:parent-style-name="Standard">
      <style:text-properties officeooo:paragraph-rsid="0017a5f8"/>
    </style:style>
    <style:style style:name="P3" style:family="paragraph" style:parent-style-name="Standard">
      <style:text-properties officeooo:rsid="0019502f" officeooo:paragraph-rsid="0019502f"/>
    </style:style>
    <style:style style:name="P4" style:family="paragraph" style:parent-style-name="Standard">
      <style:text-properties officeooo:paragraph-rsid="0019502f"/>
    </style:style>
    <style:style style:name="P5" style:family="paragraph" style:parent-style-name="Standard">
      <style:text-properties officeooo:rsid="001b449e" officeooo:paragraph-rsid="001b449e"/>
    </style:style>
    <style:style style:name="P6" style:family="paragraph" style:parent-style-name="Standard">
      <style:text-properties officeooo:paragraph-rsid="001b449e"/>
    </style:style>
    <style:style style:name="P7" style:family="paragraph" style:parent-style-name="Standard">
      <style:text-properties officeooo:rsid="001cce59" officeooo:paragraph-rsid="001cce59"/>
    </style:style>
    <style:style style:name="P8" style:family="paragraph" style:parent-style-name="Standard">
      <style:text-properties officeooo:rsid="001d5ea9" officeooo:paragraph-rsid="001d5ea9"/>
    </style:style>
    <style:style style:name="P9" style:family="paragraph" style:parent-style-name="Standard">
      <style:text-properties officeooo:paragraph-rsid="001d5ea9"/>
    </style:style>
    <style:style style:name="T1" style:family="text">
      <style:text-properties officeooo:rsid="0017a5f8"/>
    </style:style>
    <style:style style:name="T2" style:family="text">
      <style:text-properties fo:font-variant="normal" fo:text-transform="none" fo:color="#ececf1" loext:opacity="100%" style:font-name="S hne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S hne" fo:font-size="12pt" fo:letter-spacing="normal" fo:font-style="normal" fo:font-weight="normal"/>
    </style:style>
    <style:style style:name="T4" style:family="text">
      <style:text-properties officeooo:rsid="0019502f"/>
    </style:style>
    <style:style style:name="T5" style:family="text">
      <style:text-properties loext:padding="0.049cm" loext:border="0.06pt solid #d9d9e3"/>
    </style:style>
    <style:style style:name="T6" style:family="text">
      <style:text-properties officeooo:rsid="001b449e"/>
    </style:style>
    <style:style style:name="T7" style:family="text">
      <style:text-properties officeooo:rsid="001d5e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BANK (</text:p>
      <text:p text:style-name="Standard"><text:s text:c="4"/>Code VARCHAR(20),</text:p>
      <text:p text:style-name="Standard"><text:s text:c="4"/>Name VARCHAR(30),</text:p>
      <text:p text:style-name="Standard"><text:s text:c="4"/>Phone VARCHAR(20),</text:p>
      <text:p text:style-name="Standard"><text:s text:c="4"/>Address VARCHAR(20)</text:p>
      <text:p text:style-name="Standard">);</text:p>
      <text:p text:style-name="Standard">CREATE TABLE BRANCH (</text:p>
      <text:p text:style-name="Standard"><text:s text:c="4"/>Br_id VARCHAR(30) PRIMARY KEY,</text:p>
      <text:p text:style-name="Standard"><text:s text:c="4"/>B_code VARCHAR(20),</text:p>
      <text:p text:style-name="Standard"><text:s text:c="4"/>Br_Name VARCHAR(20),</text:p>
      <text:p text:style-name="Standard"><text:s text:c="4"/>Address VARCHAR(20),</text:p>
      <text:p text:style-name="Standard"><text:s text:c="4"/>FOREIGN KEY (B_code) REFERENCES BANK(Code)</text:p>
      <text:p text:style-name="Standard">);</text:p>
      <text:p text:style-name="Standard">CREATE TABLE LOAN (</text:p>
      <text:p text:style-name="Standard"><text:s text:c="4"/>L_no VARCHAR(20) PRIMARY KEY,</text:p>
      <text:p text:style-name="Standard"><text:s text:c="4"/>L_type VARCHAR(20),</text:p>
      <text:p text:style-name="Standard"><text:s text:c="4"/>L_amt INT</text:p>
      <text:p text:style-name="Standard">);</text:p>
      <text:p text:style-name="Standard">CREATE TABLE CUSTOMER (</text:p>
      <text:p text:style-name="Standard"><text:s text:c="4"/>SSN VARCHAR(20) PRIMARY KEY,</text:p>
      <text:p text:style-name="Standard"><text:s text:c="4"/>C_Name VARCHAR(30),</text:p>
      <text:p text:style-name="Standard"><text:s text:c="4"/>C_address VARCHAR(30)</text:p>
      <text:p text:style-name="Standard">);</text:p>
      <text:p text:style-name="Standard">CREATE TABLE ACCOUNT (</text:p>
      <text:p text:style-name="Standard"><text:s text:c="4"/>A_no VARCHAR(20) PRIMARY KEY,</text:p>
      <text:p text:style-name="Standard"><text:s text:c="4"/>A_type VARCHAR(20),</text:p>
      <text:p text:style-name="Standard"><text:s text:c="4"/>Br_id VARCHAR(20),</text:p>
      <text:p text:style-name="Standard"><text:s text:c="4"/>FOREIGN KEY (Br_id) REFERENCES BRANCH(Br_id)</text:p>
      <text:p text:style-name="Standard">);</text:p>
      <text:p text:style-name="Standard">CREATE TABLE ABC (</text:p>
      <text:p text:style-name="Standard"><text:s text:c="4"/>SSN VARCHAR(20),</text:p>
      <text:p text:style-name="Standard"><text:s text:c="4"/>A_no VARCHAR(20),</text:p>
      <text:p text:style-name="Standard"><text:s text:c="4"/>PRIMARY KEY(SSN, A_no),</text:p>
      <text:p text:style-name="Standard"><text:s text:c="4"/>FOREIGN KEY(SSN) REFERENCES CUSTOMER(SSN),</text:p>
      <text:p text:style-name="Standard"><text:s text:c="4"/>FOREIGN KEY(A_no) REFERENCES ACCOUNT(A_no)</text:p>
      <text:p text:style-name="Standard">);</text:p>
      <text:p text:style-name="Standard">CREATE TABLE CTL (</text:p>
      <text:p text:style-name="Standard"><text:s text:c="4"/>SSN VARCHAR(20),</text:p>
      <text:p text:style-name="Standard"><text:s text:c="4"/>L_No VARCHAR(20),</text:p>
      <text:p text:style-name="Standard"><text:s text:c="4"/>PRIMARY KEY(SSN, L_no),</text:p>
      <text:p text:style-name="Standard"><text:s text:c="4"/>FOREIGN KEY(SSN) REFERENCES CUSTOMER(SSN),</text:p>
      <text:p text:style-name="Standard"><text:s text:c="4"/>FOREIGN KEY(L_no) REFERENCES LOAN(L_no)</text:p>
      <text:p text:style-name="Standard">);</text:p>
      <text:p text:style-name="Standard"/>
      <text:p text:style-name="Standard">-- Insert data into BANK table</text:p>
      <text:p text:style-name="Standard">INSERT INTO BANK (Code, Name, Phone, Address)</text:p>
      <text:p text:style-name="Standard">VALUES ('B001', 'Bank A', '123-456-7890', 'Address A'),</text:p>
      <text:p text:style-name="Standard"><text:s text:c="7"/>('B002', 'Bank B', '987-654-3210', 'Address B');</text:p>
      <text:p text:style-name="Standard"/>
      <text:p text:style-name="Standard">-- Insert data into BRANCH table</text:p>
      <text:p text:style-name="Standard">INSERT INTO BRANCH (Br_id, B_code, Br_Name, Address)</text:p>
      <text:p text:style-name="Standard">VALUES ('BR001', 'B001', 'Branch 1', 'Branch Address 1'),</text:p>
      <text:p text:style-name="Standard"><text:soft-page-break/><text:s text:c="7"/>('BR002', 'B001', 'Branch 2', 'Branch Address 2'),</text:p>
      <text:p text:style-name="Standard"><text:s text:c="7"/>('BR003', 'B002', 'Branch 3', 'Branch Address 3');</text:p>
      <text:p text:style-name="Standard"/>
      <text:p text:style-name="Standard">-- Insert data into LOAN table</text:p>
      <text:p text:style-name="Standard">INSERT INTO LOAN (L_no, L_type, L_amt)</text:p>
      <text:p text:style-name="Standard">VALUES ('L001', 'Personal Loan', 10000),</text:p>
      <text:p text:style-name="Standard"><text:s text:c="7"/>('L002', 'Car Loan', 15000),</text:p>
      <text:p text:style-name="Standard"><text:s text:c="7"/>('L003', 'Home Loan', 20000);</text:p>
      <text:p text:style-name="Standard"/>
      <text:p text:style-name="Standard">-- Insert data into CUSTOMER table</text:p>
      <text:p text:style-name="Standard">INSERT INTO CUSTOMER (SSN, C_Name, C_address)</text:p>
      <text:p text:style-name="Standard">VALUES ('C001', 'Customer 1', 'Customer Address 1'),</text:p>
      <text:p text:style-name="Standard"><text:s text:c="7"/>('C002', 'Customer 2', 'Customer Address 2'),</text:p>
      <text:p text:style-name="Standard"><text:s text:c="7"/>('C003', 'Customer 3', 'Customer Address 3');</text:p>
      <text:p text:style-name="Standard"/>
      <text:p text:style-name="Standard">-- Insert data into ACCOUNT table</text:p>
      <text:p text:style-name="Standard">INSERT INTO ACCOUNT (A_no, A_type, Br_id)</text:p>
      <text:p text:style-name="Standard">VALUES ('A001', 'Joint', 'BR001'),</text:p>
      <text:p text:style-name="Standard"><text:s text:c="7"/>('A002', 'Savings', 'BR001'),</text:p>
      <text:p text:style-name="Standard"><text:s text:c="7"/>('A003', 'Savings', 'BR002'),</text:p>
      <text:p text:style-name="Standard"><text:s text:c="7"/>('A004', 'Savings', 'BR003');</text:p>
      <text:p text:style-name="Standard"/>
      <text:p text:style-name="Standard">-- Insert data into ABC table (Customer-Account relationship)</text:p>
      <text:p text:style-name="Standard">INSERT INTO ABC (SSN, A_no)</text:p>
      <text:p text:style-name="Standard">VALUES ('C001', 'A001'),</text:p>
      <text:p text:style-name="Standard"><text:s text:c="7"/>('C001', 'A002'),</text:p>
      <text:p text:style-name="Standard"><text:s text:c="7"/>('C002', 'A003'),</text:p>
      <text:p text:style-name="Standard"><text:s text:c="7"/>('C003', 'A004');</text:p>
      <text:p text:style-name="Standard"/>
      <text:p text:style-name="Standard">-- Insert data into CTL table (Customer-Loan relationship)</text:p>
      <text:p text:style-name="Standard">INSERT INTO CTL (SSN, L_no)</text:p>
      <text:p text:style-name="Standard">VALUES ('C001', 'L001'),</text:p>
      <text:p text:style-name="Standard"><text:s text:c="7"/>('C002', 'L002'),</text:p>
      <text:p text:style-name="Standard"><text:s text:c="7"/>('C003', 'L003');</text:p>
      <text:p text:style-name="Standard"/>
      <text:p text:style-name="P2"><text:span text:style-name="T1">1)</text:span><text:span text:style-name="T3">List the details of contemers who have joint accouit and also have at least one loan</text:span></text:p>
      <text:p text:style-name="P1">select distinct c.C_name from CUSTOMER c,ACCOUNT a,ABC b,LOAN l ,CTL t where c.SSN= b.SSN and b</text:p>
      <text:p text:style-name="P1">.A_no = a.A_no and a.A_type = "Joint" and c.SSN = t.SSN;</text:p>
      <text:p text:style-name="Standard"/>
      <text:p text:style-name="P4"><text:span text:style-name="T4">2)</text:span><text:span text:style-name="Strong_20_Emphasis"><text:span text:style-name="T5">List the details of the branch which has given the maximum loan:</text:span></text:span></text:p>
      <text:p text:style-name="P3">select max(t.L_no),b.Br_name from ABC bc,ACCOUNT a,BRANCH b,CTL t where b.Br_id = a.Br_id and a.A_no = bc.A_no and bc.SSN = t.SSN group by b.Br_name order by max(t.L_no) desc limit 1;</text:p>
      <text:p text:style-name="P6"><text:span text:style-name="T6">3)</text:span><text:span text:style-name="Strong_20_Emphasis"><text:span text:style-name="T5">List the details of saving accounts opened in the SBI branches located at Bangalore:</text:span></text:span></text:p>
      <text:p text:style-name="P5">select a.A_no from BANK B,ACCOUNT a,BRANCH b where b.Br_id = a.Br_id and B.code = b.B_code and</text:p>
      <text:p text:style-name="P5"><text:s text:c="4"/>-&gt; <text:s text:c="2"/>a.A_type = "Savings" and B.Address = "Banglore";</text:p>
      <text:p text:style-name="P7">4)</text:p>
      <text:p text:style-name="P7"><text:soft-page-break/><text:span text:style-name="Strong_20_Emphasis"><text:span text:style-name="T5">List the name of the branch along with its bank name and total amount of loans given by:</text:span></text:span>select b.Br_name ,sum(l.L_amt) from BRANCH b,BANK B,LOAN l where b.Br_id = l.Br_id and B.code = b.B_code group by b.Br_Name;</text:p>
      <text:p text:style-name="P7"/>
      <text:p text:style-name="P9"><text:span text:style-name="T7">5)</text:span><text:span text:style-name="Strong_20_Emphasis"><text:span text:style-name="T5">Retrieve the names of customers who have accounts in all the branches located in a specific city:<text:tab/></text:span></text:span></text:p>
      <text:p text:style-name="P8">select <text:s/>distinct c.C_name from CUSTOMER c,ACCOUNT a,BRANCH b ,ABC bc where c.SSN = bc.SSN and b</text:p>
      <text:p text:style-name="P8">c.A_no = a.A_no and a.Br_id = b.Br_id and a.Br_id = any ( select distinct b.Br_id from BRANCH b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3:35:33.401001779</meta:creation-date>
    <dc:date>2023-10-09T01:18:03.017760393</dc:date>
    <meta:editing-duration>PT2H4M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3" meta:paragraph-count="92" meta:word-count="511" meta:character-count="3624" meta:non-whitespace-character-count="2976"/>
  </office:meta>
</office:document-meta>
</file>